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af606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c39a2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af606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 fo:break-before="page"/>
      <style:text-properties officeooo:paragraph-rsid="000af606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c39a2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e866c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 fo:break-before="page"/>
      <style:text-properties officeooo:paragraph-rsid="000e866c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104bc7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1182b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 fo:break-before="page"/>
      <style:text-properties officeooo:paragraph-rsid="001182b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11dd48"/>
    </style:style>
    <style:style style:name="P12" style:family="paragraph" style:parent-style-name="Standard">
      <style:text-properties style:font-name="Arial" fo:font-size="10pt" officeooo:paragraph-rsid="001182be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officeooo:rsid="00104bc7"/>
    </style:style>
    <style:style style:name="T3" style:family="text">
      <style:text-properties style:font-name="Arial" officeooo:rsid="000e866c"/>
    </style:style>
    <style:style style:name="T4" style:family="text">
      <style:text-properties style:font-name="Arial" officeooo:rsid="001182be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 fo:font-size="9pt" officeooo:rsid="000c39a2" style:font-size-asian="9pt" style:font-size-complex="9pt"/>
    </style:style>
    <style:style style:name="T7" style:family="text">
      <style:text-properties style:font-name="Arial" fo:font-size="9pt" officeooo:rsid="000db98a" style:font-size-asian="9pt" style:font-size-complex="9pt"/>
    </style:style>
    <style:style style:name="T8" style:family="text">
      <style:text-properties style:font-name="Arial" fo:font-size="9pt" officeooo:rsid="0011dd48" style:font-size-asian="9pt" style:font-size-complex="9pt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officeooo:rsid="00104bc7" style:font-size-asian="10pt" style:font-size-complex="10pt"/>
    </style:style>
    <style:style style:name="T11" style:family="text">
      <style:text-properties style:font-name="Arial" fo:font-size="10pt" officeooo:rsid="001182be" style:font-size-asian="10pt" style:font-size-complex="10pt"/>
    </style:style>
    <style:style style:name="T12" style:family="text">
      <style:text-properties style:font-name="Arial" fo:font-size="10pt" officeooo:rsid="0011dd48" style:font-size-asian="10pt" style:font-size-complex="10pt"/>
    </style:style>
    <style:style style:name="T13" style:family="text">
      <style:text-properties style:font-name="Arial" officeooo:rsid="0011dd48"/>
    </style:style>
    <style:style style:name="T14" style:family="text">
      <style:text-properties style:font-name="Arial" officeooo:rsid="0013358a"/>
    </style:style>
    <style:style style:name="T15" style:family="text">
      <style:text-properties style:font-name="Arial" officeooo:rsid="00142f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5">BEGIN ToDoListApplication</text:span></text:span></text:p>
      <text:p text:style-name="P1"><text:span text:style-name="Source_20_Text"><text:span text:style-name="T5"/></text:span></text:p>
      <text:p text:style-name="P1"><text:span text:style-name="Source_20_Text"><text:span text:style-name="T5"><text:s text:c="4"/></text:span></text:span><text:span text:style-name="Source_20_Text"><text:span text:style-name="T6">PROZEDUR</text:span></text:span><text:span text:style-name="Source_20_Text"><text:span text:style-name="T5"> Main</text:span></text:span></text:p>
      <text:p text:style-name="P1"><text:span text:style-name="Source_20_Text"><text:span text:style-name="T5"/></text:span></text:p>
      <text:p text:style-name="P1"><text:span text:style-name="Source_20_Text"><text:span text:style-name="T5"><text:s text:c="8"/></text:span></text:span><text:span text:style-name="Source_20_Text"><text:span text:style-name="T6">tasklist ← [ ]</text:span></text:span></text:p>
      <text:p text:style-name="P1"><text:span text:style-name="Source_20_Text"><text:span text:style-name="T6"/></text:span></text:p>
      <text:p text:style-name="P1"><text:span text:style-name="Source_20_Text"><text:span text:style-name="T5"><text:s text:c="8"/></text:span></text:span><text:span text:style-name="Source_20_Text"><text:span text:style-name="T6">SOLANGE Wahr</text:span></text:span></text:p>
      <text:p text:style-name="P1"><text:span text:style-name="Source_20_Text"><text:span text:style-name="T6"/></text:span></text:p>
      <text:p text:style-name="P1"><text:span text:style-name="Source_20_Text"><text:span text:style-name="T5"><text:s text:c="12"/></text:span></text:span><text:span text:style-name="Source_20_Text"><text:span text:style-name="T6">GIB AUS</text:span></text:span><text:span text:style-name="Source_20_Text"><text:span text:style-name="T5"> "1. Add Task"</text:span></text:span></text:p>
      <text:p text:style-name="P1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GIB AUS</text:span></text:span><text:span text:style-name="Source_20_Text"><text:span text:style-name="T5"> "2. Edit Task"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GIB AUS</text:span></text:span><text:span text:style-name="Source_20_Text"><text:span text:style-name="T5"> "3. Delete Task"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GIB AUS</text:span></text:span><text:span text:style-name="Source_20_Text"><text:span text:style-name="T5"> "4. Mark Task as Completed"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GIB AUS</text:span></text:span><text:span text:style-name="Source_20_Text"><text:span text:style-name="T5"> "5. View Tasks"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GIB AUS</text:span></text:span><text:span text:style-name="Source_20_Text"><text:span text:style-name="T5"> "6. Sort Tasks"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GIB AUS</text:span></text:span><text:span text:style-name="Source_20_Text"><text:span text:style-name="T5"> "7. Exit"</text:span></text:span></text:p>
      <text:p text:style-name="P2"><text:span text:style-name="Source_20_Text"><text:span text:style-name="T5"/></text:span></text:p>
      <text:p text:style-name="P1"><text:span text:style-name="Source_20_Text"><text:span text:style-name="T5"><text:s text:c="12"/></text:span></text:span><text:span text:style-name="Source_20_Text"><text:span text:style-name="T6">LIES </text:span></text:span><text:span text:style-name="Source_20_Text"><text:span text:style-name="T5">userChoice</text:span></text:span></text:p>
      <text:p text:style-name="P1"><text:span text:style-name="Source_20_Text"><text:span text:style-name="T5"/></text:span></text:p>
      <text:p text:style-name="P1"><text:span text:style-name="Source_20_Text"><text:span text:style-name="T5"><text:s text:c="12"/></text:span></text:span><text:span text:style-name="Source_20_Text"><text:span text:style-name="T6">WENN</text:span></text:span><text:span text:style-name="Source_20_Text"><text:span text:style-name="T5"> userChoice </text:span></text:span><text:span text:style-name="Source_20_Text"><text:span text:style-name="T6">= 1 Dann</text:span></text:span></text:p>
      <text:p text:style-name="P1"><text:span text:style-name="Source_20_Text"><text:span text:style-name="T6"/></text:span></text:p>
      <text:p text:style-name="P1"><text:span text:style-name="Source_20_Text"><text:span text:style-name="T5"><text:s text:c="20"/>AddTask</text:span></text:span></text:p>
      <text:p text:style-name="P1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ANSONSTEN WENN userChoice = 1 Dann</text:span></text:span></text:p>
      <text:p text:style-name="P2"><text:span text:style-name="Source_20_Text"><text:span text:style-name="T6"/></text:span></text:p>
      <text:p text:style-name="P1"><text:span text:style-name="Source_20_Text"><text:span text:style-name="T5"><text:s text:c="20"/>EditTask</text:span></text:span></text:p>
      <text:p text:style-name="P1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ANSONSTEN WENN userChoice = 1 Dann</text:span></text:span></text:p>
      <text:p text:style-name="P2"><text:span text:style-name="Source_20_Text"><text:span text:style-name="T6"/></text:span></text:p>
      <text:p text:style-name="P1"><text:span text:style-name="Source_20_Text"><text:span text:style-name="T5"><text:s text:c="20"/>DeleteTask</text:span></text:span></text:p>
      <text:p text:style-name="P1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ANSONSTEN WENN userChoice = 1 Dann</text:span></text:span></text:p>
      <text:p text:style-name="P2"><text:span text:style-name="Source_20_Text"><text:span text:style-name="T6"/></text:span></text:p>
      <text:p text:style-name="P1"><text:span text:style-name="Source_20_Text"><text:span text:style-name="T5"><text:s text:c="20"/>MarkTaskCompleted</text:span></text:span></text:p>
      <text:p text:style-name="P1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ANSONSTEN WENN userChoice = 1 Dann</text:span></text:span></text:p>
      <text:p text:style-name="P2"><text:span text:style-name="Source_20_Text"><text:span text:style-name="T6"/></text:span></text:p>
      <text:p text:style-name="P1"><text:span text:style-name="Source_20_Text"><text:span text:style-name="T5"><text:s text:c="20"/>ViewTasks</text:span></text:span></text:p>
      <text:p text:style-name="P1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ANSONSTEN WENN userChoice = 1 Dann</text:span></text:span></text:p>
      <text:p text:style-name="P2"><text:span text:style-name="Source_20_Text"><text:span text:style-name="T6"/></text:span></text:p>
      <text:p text:style-name="P1"><text:span text:style-name="Source_20_Text"><text:span text:style-name="T5"><text:s text:c="20"/>SortTasks</text:span></text:span></text:p>
      <text:p text:style-name="P1"><text:span text:style-name="Source_20_Text"><text:span text:style-name="T5"/></text:span></text:p>
      <text:p text:style-name="P2"><text:span text:style-name="Source_20_Text"><text:span text:style-name="T5"><text:s text:c="12"/></text:span></text:span><text:span text:style-name="Source_20_Text"><text:span text:style-name="T6">ANSONSTEN WENN userChoice = 1 Dann</text:span></text:span></text:p>
      <text:p text:style-name="P2"><text:span text:style-name="Source_20_Text"><text:span text:style-name="T6"/></text:span></text:p>
      <text:p text:style-name="P1"><text:span text:style-name="Source_20_Text"><text:span text:style-name="T5"><text:s text:c="20"/></text:span></text:span><text:span text:style-name="Source_20_Text"><text:span text:style-name="T6">ENDEWENN</text:span></text:span></text:p>
      <text:p text:style-name="P1"><text:span text:style-name="Source_20_Text"><text:span text:style-name="T6"/></text:span></text:p>
      <text:p text:style-name="P1"><text:span text:style-name="Source_20_Text"><text:span text:style-name="T5"><text:s text:c="12"/></text:span></text:span><text:span text:style-name="Source_20_Text"><text:span text:style-name="T6">SONST</text:span></text:span></text:p>
      <text:p text:style-name="P1"><text:span text:style-name="Source_20_Text"><text:span text:style-name="T6"/></text:span></text:p>
      <text:p text:style-name="P1"><text:span text:style-name="Source_20_Text"><text:span text:style-name="T5"><text:s text:c="20"/></text:span></text:span><text:span text:style-name="Source_20_Text"><text:span text:style-name="T6">Gib AUS</text:span></text:span><text:span text:style-name="Source_20_Text"><text:span text:style-name="T5"> "Invalid choice. Please try again."</text:span></text:span></text:p>
      <text:p text:style-name="P1"><text:span text:style-name="Source_20_Text"><text:span text:style-name="T5"/></text:span></text:p>
      <text:p text:style-name="P1"><text:span text:style-name="Source_20_Text"><text:span text:style-name="T5"><text:s text:c="12"/></text:span></text:span><text:span text:style-name="Source_20_Text"><text:span text:style-name="T6">ENDE WENN</text:span></text:span></text:p>
      <text:p text:style-name="P1"><text:span text:style-name="Source_20_Text"><text:span text:style-name="T6"/></text:span></text:p>
      <text:p text:style-name="P1"><text:span text:style-name="Source_20_Text"><text:span text:style-name="T5"><text:s text:c="8"/>END</text:span></text:span><text:span text:style-name="Source_20_Text"><text:span text:style-name="T6">E</text:span></text:span><text:span text:style-name="Source_20_Text"><text:span text:style-name="T5"> </text:span></text:span><text:span text:style-name="Source_20_Text"><text:span text:style-name="T6">SOLANGE</text:span></text:span></text:p>
      <text:p text:style-name="P1"><text:span text:style-name="Source_20_Text"><text:span text:style-name="T6"/></text:span></text:p>
      <text:p text:style-name="P1"><text:span text:style-name="Source_20_Text"><text:span text:style-name="T5"><text:s text:c="4"/>END</text:span></text:span><text:span text:style-name="Source_20_Text"><text:span text:style-name="T6">E</text:span></text:span><text:span text:style-name="Source_20_Text"><text:span text:style-name="T5"> </text:span></text:span><text:span text:style-name="Source_20_Text"><text:span text:style-name="T6">PROZE</text:span></text:span><text:span text:style-name="Source_20_Text"><text:span text:style-name="T7">D</text:span></text:span><text:span text:style-name="Source_20_Text"><text:span text:style-name="T6">UR</text:span></text:span></text:p>
      <text:p text:style-name="P7"><text:span text:style-name="Source_20_Text"><text:span text:style-name="T2">PROZEDUR</text:span></text:span><text:span text:style-name="Source_20_Text"><text:span text:style-name="T1"> </text:span></text:span><text:span text:style-name="Source_20_Text"><text:span text:style-name="T2">A</text:span></text:span><text:span text:style-name="Source_20_Text"><text:span text:style-name="T1">ddTask</text:span></text:span></text:p>
      <text:p text:style-name="P6"><text:span text:style-name="Source_20_Text"><text:span text:style-name="T1"/></text:span></text:p>
      <text:p text:style-name="P11"><text:span text:style-name="Source_20_Text"><text:span text:style-name="T1"><text:s text:c="8"/></text:span></text:span><text:span text:style-name="Source_20_Text"><text:span text:style-name="T13">LIES </text:span></text:span><text:span text:style-name="Source_20_Text"><text:span text:style-name="T3">"Enter task description: " AS description</text:span></text:span></text:p>
      <text:p text:style-name="P1"><text:span text:style-name="Source_20_Text"><text:span text:style-name="T1"/></text:span></text:p>
      <text:p text:style-name="P11"><text:span text:style-name="Source_20_Text"><text:span text:style-name="T1"><text:s text:c="8"/></text:span></text:span><text:span text:style-name="Source_20_Text"><text:span text:style-name="T13">LIES </text:span></text:span><text:span text:style-name="Source_20_Text"><text:span text:style-name="T2">"Enter due date (YYYY-MM-DD): " AS dueDate</text:span></text:span></text:p>
      <text:p text:style-name="P6"><text:span text:style-name="Source_20_Text"><text:span text:style-name="T1"/></text:span></text:p>
      <text:p text:style-name="P11"><text:span text:style-name="Source_20_Text"><text:span text:style-name="T1"><text:s text:c="8"/></text:span></text:span><text:span text:style-name="Source_20_Text"><text:span text:style-name="T13">LIES</text:span></text:span><text:span text:style-name="Source_20_Text"><text:span text:style-name="T1"> </text:span></text:span><text:span text:style-name="Source_20_Text"><text:span text:style-name="T2">"Enter priority (1-5): " AS priority</text:span></text:span></text:p>
      <text:p text:style-name="P6"><text:span text:style-name="Source_20_Text"><text:span text:style-name="T1"/></text:span></text:p>
      <text:p text:style-name="P8"><text:span text:style-name="Source_20_Text"><text:span text:style-name="T1"><text:s text:c="8"/></text:span></text:span><text:span text:style-name="Source_20_Text"><text:span text:style-name="T2">aufgabe</text:span></text:span><text:span text:style-name="Source_20_Text"><text:span text:style-name="T1"> = </text:span></text:span><text:span text:style-name="Source_20_Text"><text:span text:style-name="T2">ERSTELLE Aufgabe (description, dueDate, priority, False)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2">aufgabe Hinzufügen</text:span></text:span><text:span text:style-name="Source_20_Text"><text:span text:style-name="T1"> </text:span></text:span><text:span text:style-name="Source_20_Text"><text:span text:style-name="T2">zu</text:span></text:span><text:span text:style-name="Source_20_Text"><text:span text:style-name="T1"> TaskLis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2">ANZEIGEN</text:span></text:span><text:span text:style-name="Source_20_Text"><text:span text:style-name="T1"> "Task added successfully."</text:span></text:span></text:p>
      <text:p text:style-name="P1"><text:span text:style-name="Source_20_Text"><text:span text:style-name="T1"/></text:span></text:p>
      <text:p text:style-name="P8"><text:span text:style-name="Source_20_Text"><text:span text:style-name="T1"><text:s text:c="4"/>END </text:span></text:span><text:span text:style-name="Source_20_Text"><text:span text:style-name="T2">PROZEDUR</text:span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1"><text:span text:style-name="Source_20_Text"><text:span text:style-name="T1"/></text:span></text:p>
      <text:p text:style-name="P8"><text:span text:style-name="Source_20_Text"><text:span text:style-name="T1"><text:s text:c="4"/></text:span></text:span><text:span text:style-name="Source_20_Text"><text:span text:style-name="T10">PROZEDUR</text:span></text:span><text:span text:style-name="Source_20_Text"><text:span text:style-name="T9"> EditTask</text:span></text:span></text:p>
      <text:p text:style-name="P1"><text:span text:style-name="Source_20_Text"><text:span text:style-name="T9"/></text:span></text:p>
      <text:p text:style-name="P1"><text:span text:style-name="Source_20_Text"><text:span text:style-name="T9"><text:s text:c="8"/></text:span></text:span><text:span text:style-name="Source_20_Text"><text:span text:style-name="T10">A</text:span></text:span><text:span text:style-name="Source_20_Text"><text:span text:style-name="T11">UFRUFFEN</text:span></text:span><text:span text:style-name="Source_20_Text"><text:span text:style-name="T9"> ViewTasks</text:span></text:span></text:p>
      <text:p text:style-name="P1"><text:span text:style-name="Source_20_Text"><text:span text:style-name="T9"/></text:span></text:p>
      <text:p text:style-name="P1"><text:span text:style-name="Source_20_Text"><text:span text:style-name="T9"><text:s text:c="8"/></text:span></text:span><text:span text:style-name="Source_20_Text"><text:span text:style-name="T10">Einfügen</text:span></text:span><text:span text:style-name="Source_20_Text"><text:span text:style-name="T9"> "Enter task number to edit: " </text:span></text:span><text:span text:style-name="Source_20_Text"><text:span text:style-name="T11">ALS</text:span></text:span><text:span text:style-name="Source_20_Text"><text:span text:style-name="T9"> taskNumber</text:span></text:span></text:p>
      <text:p text:style-name="P1"><text:span text:style-name="Source_20_Text"><text:span text:style-name="T9"/></text:span></text:p>
      <text:p text:style-name="P1"><text:span text:style-name="Source_20_Text"><text:span text:style-name="T9"><text:s text:c="8"/></text:span></text:span><text:span text:style-name="Source_20_Text"><text:span text:style-name="T10">WENN</text:span></text:span><text:span text:style-name="Source_20_Text"><text:span text:style-name="T9"> taskNumber </text:span></text:span><text:span text:style-name="Source_20_Text"><text:span text:style-name="T10">ist </text:span></text:span><text:span text:style-name="Source_20_Text"><text:span text:style-name="T9">valid </text:span></text:span><text:span text:style-name="Source_20_Text"><text:span text:style-name="T10">DANN</text:span></text:span></text:p>
      <text:p text:style-name="P1"><text:span text:style-name="Source_20_Text"><text:span text:style-name="T9"/></text:span></text:p>
      <text:p text:style-name="P11"><text:span text:style-name="Source_20_Text"><text:span text:style-name="T9"><text:s text:c="12"/></text:span></text:span><text:span text:style-name="Source_20_Text"><text:span text:style-name="T12">LIES</text:span></text:span><text:span text:style-name="Source_20_Text"><text:span text:style-name="T9"> "Enter new description: " </text:span></text:span><text:span text:style-name="Source_20_Text"><text:span text:style-name="T10">ALS</text:span></text:span><text:span text:style-name="Source_20_Text"><text:span text:style-name="T9"> description</text:span></text:span></text:p>
      <text:p text:style-name="P1"><text:span text:style-name="Source_20_Text"><text:span text:style-name="T9"/></text:span></text:p>
      <text:p text:style-name="P11"><text:span text:style-name="Source_20_Text"><text:span text:style-name="T9"><text:s text:c="12"/></text:span></text:span><text:span text:style-name="Source_20_Text"><text:span text:style-name="T12">LIES</text:span></text:span><text:span text:style-name="Source_20_Text"><text:span text:style-name="T9"> "Enter new due date (YYYY-MM-DD): " </text:span></text:span><text:span text:style-name="Source_20_Text"><text:span text:style-name="T10">ALS</text:span></text:span><text:span text:style-name="Source_20_Text"><text:span text:style-name="T9"> dueDate</text:span></text:span></text:p>
      <text:p text:style-name="P1"><text:span text:style-name="Source_20_Text"><text:span text:style-name="T9"/></text:span></text:p>
      <text:p text:style-name="P11"><text:span text:style-name="Source_20_Text"><text:span text:style-name="T9"><text:s text:c="12"/></text:span></text:span><text:span text:style-name="Source_20_Text"><text:span text:style-name="T12">LIES</text:span></text:span><text:span text:style-name="Source_20_Text"><text:span text:style-name="T9"> "Enter new priority (1-5): " </text:span></text:span><text:span text:style-name="Source_20_Text"><text:span text:style-name="T10">ALS</text:span></text:span><text:span text:style-name="Source_20_Text"><text:span text:style-name="T9"> priority</text:span></text:span></text:p>
      <text:p text:style-name="P1"><text:span text:style-name="Source_20_Text"><text:span text:style-name="T9"/></text:span></text:p>
      <text:p text:style-name="P9"><text:span text:style-name="Source_20_Text"><text:span text:style-name="T9"><text:s text:c="11"/>TaskList[taskNumber].description = description</text:span></text:span></text:p>
      <text:p text:style-name="P9"><text:span text:style-name="Source_20_Text"><text:span text:style-name="T9"/></text:span></text:p>
      <text:p text:style-name="P12"><text:s text:c="11"/>TaskList[taskNumber].dueDate = dueDate</text:p>
      <text:p text:style-name="P12"/>
      <text:p text:style-name="P9"><text:span text:style-name="Source_20_Text"><text:span text:style-name="T9"><text:s text:c="11"/>TaskList[taskNumber].priority = priority</text:span></text:span></text:p>
      <text:p text:style-name="P1"><text:span text:style-name="Source_20_Text"><text:span text:style-name="T9"/></text:span></text:p>
      <text:p text:style-name="P1"><text:span text:style-name="Source_20_Text"><text:span text:style-name="T9"><text:s text:c="12"/></text:span></text:span><text:span text:style-name="Source_20_Text"><text:span text:style-name="T10">ANZEIGEN</text:span></text:span><text:span text:style-name="Source_20_Text"><text:span text:style-name="T9"> "Task updated successfully."</text:span></text:span></text:p>
      <text:p text:style-name="P1"><text:span text:style-name="Source_20_Text"><text:span text:style-name="T9"/></text:span></text:p>
      <text:p text:style-name="P1"><text:span text:style-name="Source_20_Text"><text:span text:style-name="T9"><text:s text:c="8"/></text:span></text:span><text:span text:style-name="Source_20_Text"><text:span text:style-name="T10">SONST</text:span></text:span></text:p>
      <text:p text:style-name="P1"><text:span text:style-name="Source_20_Text"><text:span text:style-name="T9"/></text:span></text:p>
      <text:p text:style-name="P1"><text:span text:style-name="Source_20_Text"><text:span text:style-name="T9"><text:s text:c="12"/></text:span></text:span><text:span text:style-name="Source_20_Text"><text:span text:style-name="T10">ANZEIGEN</text:span></text:span><text:span text:style-name="Source_20_Text"><text:span text:style-name="T9"> "Invalid task number."</text:span></text:span></text:p>
      <text:p text:style-name="P1"><text:span text:style-name="Source_20_Text"><text:span text:style-name="T9"/></text:span></text:p>
      <text:p text:style-name="P1"><text:span text:style-name="Source_20_Text"><text:span text:style-name="T9"><text:s text:c="8"/></text:span></text:span><text:span text:style-name="Source_20_Text"><text:span text:style-name="T10">ENDE WENN</text:span></text:span></text:p>
      <text:p text:style-name="P1"><text:span text:style-name="Source_20_Text"><text:span text:style-name="T9"/></text:span></text:p>
      <text:p text:style-name="P8"><text:span text:style-name="Source_20_Text"><text:span text:style-name="T9"><text:s text:c="4"/>END</text:span></text:span><text:span text:style-name="Source_20_Text"><text:span text:style-name="T10">E PROZEDUR</text:span></text:span></text:p>
      <text:p text:style-name="P4"><text:span text:style-name="Source_20_Text"><text:span text:style-name="T1"/></text:span></text:p>
      <text:p text:style-name="P1"><text:span text:style-name="Source_20_Text"><text:span text:style-name="T1"/></text:span></text:p>
      <text:p text:style-name="P8"><text:span text:style-name="Source_20_Text"><text:span text:style-name="T1"><text:s text:c="4"/></text:span></text:span><text:span text:style-name="Source_20_Text"><text:span text:style-name="T2">PROZEDUR</text:span></text:span><text:span text:style-name="Source_20_Text"><text:span text:style-name="T1"> DeleteTask</text:span></text:span></text:p>
      <text:p text:style-name="P1"><text:span text:style-name="Source_20_Text"><text:span text:style-name="T1"/></text:span></text:p>
      <text:p text:style-name="P9"><text:span text:style-name="Source_20_Text"><text:span text:style-name="T1"><text:s text:c="8"/></text:span></text:span><text:span text:style-name="Source_20_Text"><text:span text:style-name="T2">A</text:span></text:span><text:span text:style-name="Source_20_Text"><text:span text:style-name="T4">UFRUFFEN</text:span></text:span><text:span text:style-name="Source_20_Text"><text:span text:style-name="T1"> ViewTasks</text:span></text:span></text:p>
      <text:p text:style-name="P1"><text:span text:style-name="Source_20_Text"><text:span text:style-name="T1"/></text:span></text:p>
      <text:p text:style-name="P11"><text:span text:style-name="Source_20_Text"><text:span text:style-name="T1"><text:s text:c="8"/></text:span></text:span><text:span text:style-name="Source_20_Text"><text:span text:style-name="T13">LIES</text:span></text:span><text:span text:style-name="Source_20_Text"><text:span text:style-name="T1"> "Enter task number to delete: " </text:span></text:span><text:span text:style-name="Source_20_Text"><text:span text:style-name="T4">ALS</text:span></text:span><text:span text:style-name="Source_20_Text"><text:span text:style-name="T1"> taskNumber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4">WENN</text:span></text:span><text:span text:style-name="Source_20_Text"><text:span text:style-name="T1"> taskNumber </text:span></text:span><text:span text:style-name="Source_20_Text"><text:span text:style-name="T4">IST</text:span></text:span><text:span text:style-name="Source_20_Text"><text:span text:style-name="T1"> valid </text:span></text:span><text:span text:style-name="Source_20_Text"><text:span text:style-name="T4">DANN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</text:span></text:span><text:span text:style-name="Source_20_Text"><text:span text:style-name="T4">ENTFERNE</text:span></text:span><text:span text:style-name="Source_20_Text"><text:span text:style-name="T1"> TaskList[taskNumber]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</text:span></text:span><text:span text:style-name="Source_20_Text"><text:span text:style-name="T4">ANZEIGEN</text:span></text:span><text:span text:style-name="Source_20_Text"><text:span text:style-name="T1"> "Task deleted successfully."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4">SONS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</text:span></text:span><text:span text:style-name="Source_20_Text"><text:span text:style-name="T4">ANZEIGEN</text:span></text:span><text:span text:style-name="Source_20_Text"><text:span text:style-name="T1"> "Invalid task number."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END</text:span></text:span><text:span text:style-name="Source_20_Text"><text:span text:style-name="T4">E WENN</text:span></text:span></text:p>
      <text:p text:style-name="P1"><text:span text:style-name="Source_20_Text"><text:span text:style-name="T1"/></text:span></text:p>
      <text:p text:style-name="P9"><text:span text:style-name="Source_20_Text"><text:span text:style-name="T1"><text:s text:c="4"/>END</text:span></text:span><text:span text:style-name="Source_20_Text"><text:span text:style-name="T4">E</text:span></text:span><text:span text:style-name="Source_20_Text"><text:span text:style-name="T1"> <text:s/></text:span></text:span><text:span text:style-name="Source_20_Text"><text:span text:style-name="T2">PROZEDUR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9"><text:span text:style-name="Source_20_Text"><text:span text:style-name="T1"><text:s text:c="4"/></text:span></text:span><text:span text:style-name="Source_20_Text"><text:span text:style-name="T2">PROZEDUR</text:span></text:span><text:span text:style-name="Source_20_Text"><text:span text:style-name="T1"> MarkTaskCompleted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4">AUFRUFFEN</text:span></text:span><text:span text:style-name="Source_20_Text"><text:span text:style-name="T1"> ViewTasks</text:span></text:span></text:p>
      <text:p text:style-name="P1"><text:span text:style-name="Source_20_Text"><text:span text:style-name="T1"/></text:span></text:p>
      <text:p text:style-name="P11"><text:span text:style-name="Source_20_Text"><text:span text:style-name="T1"><text:s text:c="8"/></text:span></text:span><text:span text:style-name="Source_20_Text"><text:span text:style-name="T13">LIES</text:span></text:span><text:span text:style-name="Source_20_Text"><text:span text:style-name="T1"> "Enter task number to mark as completed: " </text:span></text:span><text:span text:style-name="Source_20_Text"><text:span text:style-name="T4">ALS</text:span></text:span><text:span text:style-name="Source_20_Text"><text:span text:style-name="T1"> taskNumber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4">WENN</text:span></text:span><text:span text:style-name="Source_20_Text"><text:span text:style-name="T1"> taskNumber </text:span></text:span><text:span text:style-name="Source_20_Text"><text:span text:style-name="T4">IST</text:span></text:span><text:span text:style-name="Source_20_Text"><text:span text:style-name="T1"> valid </text:span></text:span><text:span text:style-name="Source_20_Text"><text:span text:style-name="T4">DANN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TaskList[taskNumber].completed = True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</text:span></text:span><text:span text:style-name="Source_20_Text"><text:span text:style-name="T4">ANZEIGEN</text:span></text:span><text:span text:style-name="Source_20_Text"><text:span text:style-name="T1"> "Task marked as completed."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7"/></text:span></text:span><text:span text:style-name="Source_20_Text"><text:span text:style-name="T4">SONS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</text:span></text:span><text:span text:style-name="Source_20_Text"><text:span text:style-name="T4">ANZEIGEN</text:span></text:span><text:span text:style-name="Source_20_Text"><text:span text:style-name="T1"> "Invalid task number."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END</text:span></text:span><text:span text:style-name="Source_20_Text"><text:span text:style-name="T4">E WENN</text:span></text:span></text:p>
      <text:p text:style-name="P1"><text:span text:style-name="Source_20_Text"><text:span text:style-name="T1"/></text:span></text:p>
      <text:p text:style-name="P9"><text:span text:style-name="Source_20_Text"><text:span text:style-name="T1"><text:s text:c="4"/>END</text:span></text:span><text:span text:style-name="Source_20_Text"><text:span text:style-name="T4">E</text:span></text:span><text:span text:style-name="Source_20_Text"><text:span text:style-name="T1"> <text:s/></text:span></text:span><text:span text:style-name="Source_20_Text"><text:span text:style-name="T2">PROZEDUR</text:span></text:span></text:p>
      <text:p text:style-name="P1"><text:span text:style-name="Source_20_Text"><text:span text:style-name="T1"/></text:span></text:p>
      <text:p text:style-name="P8"><text:span text:style-name="Source_20_Text"><text:span text:style-name="T1"><text:s text:c="4"/></text:span></text:span></text:p>
      <text:p text:style-name="P10"><text:span text:style-name="Source_20_Text"><text:span text:style-name="T2">PROZEDUR</text:span></text:span><text:span text:style-name="Source_20_Text"><text:span text:style-name="T1"> ViewTasks</text:span></text:span></text:p>
      <text:p text:style-name="P8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13">FÜR JEDE</text:span></text:span><text:span text:style-name="Source_20_Text"><text:span text:style-name="T14">N</text:span></text:span><text:span text:style-name="Source_20_Text"><text:span text:style-name="T13"> </text:span></text:span><text:span text:style-name="Source_20_Text"><text:span text:style-name="T1">task IN TaskLis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</text:span></text:span><text:span text:style-name="Source_20_Text"><text:span text:style-name="T13">ANZEIGEN</text:span></text:span><text:span text:style-name="Source_20_Text"><text:span text:style-name="T1"> task.number, task.description, task.dueDate, task.priority, task.completed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END</text:span></text:span><text:span text:style-name="Source_20_Text"><text:span text:style-name="T4">E</text:span></text:span><text:span text:style-name="Source_20_Text"><text:span text:style-name="T1"> </text:span></text:span><text:span text:style-name="Source_20_Text"><text:span text:style-name="T13">FÜR</text:span></text:span></text:p>
      <text:p text:style-name="P1"><text:span text:style-name="Source_20_Text"><text:span text:style-name="T1"/></text:span></text:p>
      <text:p text:style-name="P9"><text:span text:style-name="Source_20_Text"><text:span text:style-name="T1"><text:s text:c="2"/>END</text:span></text:span><text:span text:style-name="Source_20_Text"><text:span text:style-name="T4">E</text:span></text:span><text:span text:style-name="Source_20_Text"><text:span text:style-name="T1"> </text:span></text:span><text:span text:style-name="Source_20_Text"><text:span text:style-name="T2">PROZEDUR</text:span></text:span><text:span text:style-name="Source_20_Text"><text:span text:style-name="T1"> <text:s text:c="3"/></text:span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9"><text:span text:style-name="Source_20_Text"><text:span text:style-name="T2">PROZEDUR</text:span></text:span><text:span text:style-name="Source_20_Text"><text:span text:style-name="T1"> SortTasks</text:span></text:span></text:p>
      <text:p text:style-name="P8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13">ANZEIGEN</text:span></text:span><text:span text:style-name="Source_20_Text"><text:span text:style-name="T1"> "Sort by: "</text:span></text:span></text:p>
      <text:p text:style-name="P1"><text:span text:style-name="Source_20_Text"><text:span text:style-name="T1"/></text:span></text:p>
      <text:p text:style-name="P11"><text:span text:style-name="Source_20_Text"><text:span text:style-name="T1"><text:s text:c="8"/></text:span></text:span><text:span text:style-name="Source_20_Text"><text:span text:style-name="T13">ANZEIGEN</text:span></text:span><text:span text:style-name="Source_20_Text"><text:span text:style-name="T1"> "1. Due Date"</text:span></text:span></text:p>
      <text:p text:style-name="P1"><text:span text:style-name="Source_20_Text"><text:span text:style-name="T1"/></text:span></text:p>
      <text:p text:style-name="P11"><text:span text:style-name="Source_20_Text"><text:span text:style-name="T1"><text:s text:c="8"/></text:span></text:span><text:span text:style-name="Source_20_Text"><text:span text:style-name="T13">ANZEIGEN</text:span></text:span><text:span text:style-name="Source_20_Text"><text:span text:style-name="T1"> "2. Priority"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13">LIES</text:span></text:span><text:span text:style-name="Source_20_Text"><text:span text:style-name="T1"> sortChoice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</text:span></text:span><text:span text:style-name="Source_20_Text"><text:span text:style-name="T15">WENN </text:span></text:span><text:span text:style-name="Source_20_Text"><text:span text:style-name="T1">sortChoice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CASE 1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6"/>SORT TaskList BY dueDate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CASE 2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6"/>SORT TaskList BY priority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2"/>DEFAULT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16"/>DISPLAY "Invalid choice."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8"/>END</text:span></text:span><text:span text:style-name="Source_20_Text"><text:span text:style-name="T4">E</text:span></text:span><text:span text:style-name="Source_20_Text"><text:span text:style-name="T1"> </text:span></text:span><text:span text:style-name="Source_20_Text"><text:span text:style-name="T15">WENN</text:span></text:span></text:p>
      <text:p text:style-name="P1"><text:span text:style-name="Source_20_Text"><text:span text:style-name="T1"/></text:span></text:p>
      <text:p text:style-name="P9"><text:span text:style-name="Source_20_Text"><text:span text:style-name="T1"><text:s text:c="4"/>END</text:span></text:span><text:span text:style-name="Source_20_Text"><text:span text:style-name="T4">E</text:span></text:span><text:span text:style-name="Source_20_Text"><text:span text:style-name="T1"> <text:s/></text:span></text:span><text:span text:style-name="Source_20_Text"><text:span text:style-name="T2">PROZEDUR</text:span></text:span></text:p>
      <text:p text:style-name="P1"><text:span text:style-name="Source_20_Text"><text:span text:style-name="T1"/></text:span></text:p>
      <text:p text:style-name="P1"><text:span text:style-name="Source_20_Text"><text:span text:style-name="T1">END</text:span></text:span><text:span text:style-name="Source_20_Text"><text:span text:style-name="T4">E</text:span></text:span><text:span text:style-name="Source_20_Text"><text:span text:style-name="T1"> ToDoListApplication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10:58:33.670000000</meta:creation-date>
    <dc:date>2025-08-01T14:08:08.589000000</dc:date>
    <meta:editing-duration>PT22M45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4" meta:paragraph-count="95" meta:word-count="342" meta:character-count="3243" meta:non-whitespace-character-count="2062"/>
  </office:meta>
</office:document-meta>
</file>